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1d86"/>
    </style:style>
    <style:style style:name="P2" style:family="paragraph" style:parent-style-name="Standard">
      <style:text-properties fo:font-size="15pt" fo:font-weight="bold" officeooo:paragraph-rsid="00031d8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31d86" officeooo:paragraph-rsid="00031d8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31d86" officeooo:paragraph-rsid="0003505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31d86" officeooo:paragraph-rsid="0003c1e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03c1e6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03c1e6"/>
    </style:style>
    <style:style style:name="P8" style:family="paragraph" style:parent-style-name="Standard">
      <style:text-properties fo:font-size="13pt" fo:font-weight="bold" officeooo:rsid="00031d86" officeooo:paragraph-rsid="00031d86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31d86" officeooo:paragraph-rsid="0003c1e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31d86" officeooo:paragraph-rsid="00073806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31d86" officeooo:paragraph-rsid="0008e69c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2pt" fo:font-weight="normal" officeooo:rsid="00031d86" officeooo:paragraph-rsid="00031d8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31d86" officeooo:paragraph-rsid="0003505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31d86" officeooo:paragraph-rsid="0003c1e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31d86" officeooo:paragraph-rsid="0007380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31d86" officeooo:paragraph-rsid="0008e69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31d86" officeooo:paragraph-rsid="0003c1e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31d86" officeooo:paragraph-rsid="0007380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31d86" officeooo:paragraph-rsid="0008e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8e69c" officeooo:paragraph-rsid="0008e69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31d86"/>
    </style:style>
    <style:style style:name="P22" style:family="paragraph" style:parent-style-name="Standard">
      <style:text-properties fo:font-size="15pt" fo:font-weight="bold" officeooo:rsid="00031d86" officeooo:paragraph-rsid="00073806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031d86" officeooo:paragraph-rsid="0008e69c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paragraph-rsid="0007380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paragraph-rsid="0008e69c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paragraph-rsid="00073806"/>
    </style:style>
    <style:style style:name="P27" style:family="paragraph" style:parent-style-name="Standard">
      <style:text-properties officeooo:paragraph-rsid="0008e69c"/>
    </style:style>
    <style:style style:name="P28" style:family="paragraph">
      <style:paragraph-properties fo:text-align="center"/>
    </style:style>
    <style:style style:name="T1" style:family="text">
      <style:text-properties officeooo:rsid="00031d86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3505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3c1e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73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8e69c" style:font-size-asian="10.5pt" style:font-weight-asian="normal" style:font-size-complex="12pt" style:font-weight-complex="normal"/>
    </style:style>
    <style:style style:name="T10" style:family="text">
      <style:text-properties officeooo:rsid="0003c1e6"/>
    </style:style>
    <style:style style:name="T11" style:family="text">
      <style:text-properties officeooo:rsid="00073806"/>
    </style:style>
    <style:style style:name="T12" style:family="text">
      <style:text-properties officeooo:rsid="0008e69c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Caso de uso:</text:span> <text:span text:style-name="T1">Realizar Login</text:span></text:p>
      <text:p text:style-name="P1"><text:span text:style-name="T3">Ator primário:</text:span> <text:span text:style-name="T1">Todos u</text:span>suário<text:span text:style-name="T1">s</text:span></text:p>
      <text:p text:style-name="P1"><text:span text:style-name="T3">Meta no contexto:</text:span> <text:span text:style-name="T1">Fazer autenticação e ter acesso ao sistema.</text:span></text:p>
      <text:p text:style-name="P1"><text:span text:style-name="T3">Pré condições</text:span>: <text:span text:style-name="T1">Estar deslogado e acessar o site.</text:span></text:p>
      <text:p text:style-name="P1"><text:span text:style-name="T3">Disparador</text:span>: <text:span text:style-name="T1">O usuário deseja acessar o sistema.</text:span></text:p>
      <text:p text:style-name="P2"><text:span text:style-name="T2">Cenário</text:span>:</text:p>
      <text:p text:style-name="P1"><text:tab/>a) Usuário <text:span text:style-name="T1">digita o URL e acessa o site</text:span>;</text:p>
      <text:p text:style-name="P1"><text:tab/>b) <text:span text:style-name="T1">Uma tela de login com 2 campos é exibida</text:span>;</text:p>
      <text:p text:style-name="P1"><text:tab/>c) Usuário preenche <text:span text:style-name="T1">e-mail e senha</text:span>;</text:p>
      <text:p text:style-name="P1"><text:tab/>d) Usuário pressiona o botão <text:span text:style-name="T1">Confirmar;</text:span></text:p>
      <text:p text:style-name="P1"><text:tab/>e) <text:span text:style-name="T1">Usuário acessa o sistema</text:span>;</text:p>
      <text:p text:style-name="P8">Exceções?</text:p>
      <text:p text:style-name="P3"><text:tab/><text:span text:style-name="T5">a) Usuário digita um e-mail invalido;</text:span></text:p>
      <text:p text:style-name="P12"><text:tab/>b) Usuário erra combinação de e-mail e senha.</text:p>
      <text:p text:style-name="P3"><text:span text:style-name="T4">Prioridade:</text:span><text:span text:style-name="T5"> Essencial</text:span></text:p>
      <text:p text:style-name="P3"><text:span text:style-name="T4">Disponibilidade:</text:span><text:span text:style-name="T5"> Primeiro incremento </text:span></text:p>
      <text:p text:style-name="P4"><text:span text:style-name="T4">Frequência de uso:</text:span><text:span text:style-name="T5"> </text:span><text:span text:style-name="T6">Alta</text:span></text:p>
      <text:p text:style-name="P4"><text:span text:style-name="T4">Canal com o ator:</text:span><text:span text:style-name="T5"> Aplicação com interface gráfica rodando no PC do usuário </text:span></text:p>
      <text:p text:style-name="P13"><draw:line text:anchor-type="paragraph" draw:z-index="0" draw:name="Forma1" draw:style-name="gr1" draw:text-style-name="P28" svg:x1="0.019cm" svg:y1="0.565cm" svg:x2="16.72cm" svg:y2="0.566cm"><text:p/></draw:line></text:p>
      <text:p text:style-name="P13"/>
      <text:p text:style-name="P7"><text:span text:style-name="T3">Caso de uso:</text:span> <text:span text:style-name="T10">Cadastrar Usuários no Sistema</text:span></text:p>
      <text:p text:style-name="P7"><text:span text:style-name="T3">Ator primário:</text:span> <text:span text:style-name="T10">Administrador</text:span></text:p>
      <text:p text:style-name="P7"><text:span text:style-name="T3">Meta no contexto:</text:span> <text:span text:style-name="T10">Criar usuários que podem acessar o sistema.</text:span></text:p>
      <text:p text:style-name="P7"><text:span text:style-name="T3">Pré condições</text:span>: <text:span text:style-name="T1">Estar logado com uma conta com permissões de administrador.</text:span></text:p>
      <text:p text:style-name="P7"><text:span text:style-name="T3">Disparador</text:span>: <text:span text:style-name="T1">O administrador deseja criar um usuário.</text:span></text:p>
      <text:p text:style-name="P6"><text:span text:style-name="T2">Cenário</text:span>:</text:p>
      <text:p text:style-name="P7"><text:tab/>a) <text:span text:style-name="T10">Administrador clica no menu de cadastro</text:span>;</text:p>
      <text:p text:style-name="P7"><text:tab/>b) <text:span text:style-name="T10">Um submenu a esquerda será exibido com as opções de cadastro, incluindo “Usuários”;</text:span></text:p>
      <text:p text:style-name="P7"><text:tab/>c) <text:span text:style-name="T10">Administrador clica no submenu “Usuários”</text:span>;</text:p>
      <text:p text:style-name="P7"><text:tab/>d) <text:span text:style-name="T10">Uma tela com a listagem de usuários já cadastrados é exibida;</text:span></text:p>
      <text:p text:style-name="P7"><text:tab/>e) <text:span text:style-name="T10">Administrador </text:span><text:span text:style-name="T11">c</text:span><text:span text:style-name="T10">lica no botão Cadastrar novo no canto inferior direito</text:span>;</text:p>
      <text:p text:style-name="P7"><text:tab/><text:span text:style-name="T10">f) Uma tela é exibida com os campos: CPF, nome, e-mail, senha, data de nascimento;</text:span></text:p>
      <text:p text:style-name="P7"><text:tab/><text:span text:style-name="T10">g) Administrador preenche os campos, todos obrigatórios;</text:span></text:p>
      <text:p text:style-name="P7"><text:tab/><text:span text:style-name="T10">h) Administrador confirma o cadastro clicando no botão Confirmar.</text:span></text:p>
      <text:p text:style-name="P9">Exceções?</text:p>
      <text:p text:style-name="P5"><text:tab/><text:span text:style-name="T5">a) </text:span><text:span text:style-name="T7">Administrador pode digitar CPF e E-mails repetidos</text:span><text:span text:style-name="T5">;</text:span></text:p>
      <text:p text:style-name="P5"><text:span text:style-name="T5"><text:tab/>b) </text:span><text:span text:style-name="T7">Administrador pode não preencher todos os campos</text:span><text:span text:style-name="T5">.</text:span></text:p>
      <text:p text:style-name="P17"><text:tab/></text:p>
      <text:p text:style-name="P5"><text:span text:style-name="T4">Prioridade:</text:span><text:span text:style-name="T5"> Essencial</text:span></text:p>
      <text:p text:style-name="P5"><text:span text:style-name="T4">Disponibilidade:</text:span><text:span text:style-name="T5"> Primeiro incremento </text:span></text:p>
      <text:p text:style-name="P5"><text:span text:style-name="T4">Frequência de uso:</text:span><text:span text:style-name="T5"> </text:span><text:span text:style-name="T6">Alta</text:span></text:p>
      <text:p text:style-name="P14">Canal com o ator: Aplicação com interface gráfica rodando no PC do usuário </text:p>
      <text:p text:style-name="P14"><draw:line text:anchor-type="paragraph" draw:z-index="1" draw:name="Forma 1" draw:style-name="gr1" draw:text-style-name="P28" svg:x1="0.019cm" svg:y1="0.565cm" svg:x2="16.72cm" svg:y2="0.566cm"><text:p/></draw:line></text:p>
      <text:p text:style-name="P13"/>
      <text:p text:style-name="P26"><text:span text:style-name="T3">Caso de uso:</text:span> <text:span text:style-name="T11">Redefinir Senha dos</text:span><text:span text:style-name="T10"> Usuários no Sistema</text:span></text:p>
      <text:p text:style-name="P26"><text:span text:style-name="T3">Ator primário:</text:span> <text:span text:style-name="T10">Administrador</text:span></text:p>
      <text:p text:style-name="P26"><text:span text:style-name="T3">Meta no contexto:</text:span> <text:span text:style-name="T11">Trocar a senha de um Usuário já existente.</text:span></text:p>
      <text:p text:style-name="P26"><text:span text:style-name="T3">Pré condições</text:span>: <text:span text:style-name="T1">Estar logado com uma conta com permissões de administrador.</text:span></text:p>
      <text:p text:style-name="P26"><text:span text:style-name="T3">Disparador</text:span>: <text:span text:style-name="T11">Usuário necessita trocar a senha</text:span></text:p>
      <text:p text:style-name="P24"><text:span text:style-name="T2">Cenário</text:span>:</text:p>
      <text:p text:style-name="P26"><text:soft-page-break/><text:tab/>a) <text:span text:style-name="T10">Administrador clica no menu de cadastro</text:span>;</text:p>
      <text:p text:style-name="P26"><text:tab/>b) <text:span text:style-name="T10">Um submenu a esquerda será exibido com as opções de cadastro, incluindo “Usuários”;</text:span></text:p>
      <text:p text:style-name="P26"><text:tab/>c) <text:span text:style-name="T10">Administrador clica no submenu “Usuários”</text:span>;</text:p>
      <text:p text:style-name="P26"><text:tab/>d) <text:span text:style-name="T10">Uma tela com a listagem de usuários já cadastrados é exibida;</text:span></text:p>
      <text:p text:style-name="P26"><text:tab/>e) <text:span text:style-name="T10">Administrador </text:span><text:span text:style-name="T11">c</text:span><text:span text:style-name="T10">lica no botão </text:span><text:span text:style-name="T11">de alterar senha na linha do usuário desejado;</text:span></text:p>
      <text:p text:style-name="P26"><text:tab/><text:span text:style-name="T11">f</text:span>) <text:s/><text:span text:style-name="T11">Sistema mostra uma tela com campo de senha e confirmar senha;</text:span></text:p>
      <text:p text:style-name="P26"><text:tab/><text:span text:style-name="T11">g</text:span><text:span text:style-name="T10">) Administrador confirma clicando no botão Confirmar.</text:span></text:p>
      <text:p text:style-name="P10">Exceções?</text:p>
      <text:p text:style-name="P22"><text:tab/><text:span text:style-name="T5">a) </text:span><text:span text:style-name="T7">Administrador pode </text:span><text:span text:style-name="T8">digitar senhas que não coincidem</text:span><text:span text:style-name="T5">;</text:span></text:p>
      <text:p text:style-name="P18"><text:tab/></text:p>
      <text:p text:style-name="P22"><text:span text:style-name="T4">Prioridade:</text:span><text:span text:style-name="T5"> Essencial</text:span></text:p>
      <text:p text:style-name="P22"><text:span text:style-name="T4">Disponibilidade:</text:span><text:span text:style-name="T5"> Primeiro incremento </text:span></text:p>
      <text:p text:style-name="P22"><text:span text:style-name="T4">Frequência de uso:</text:span><text:span text:style-name="T5"> </text:span><text:span text:style-name="T8">Baixa</text:span></text:p>
      <text:p text:style-name="P15">Canal com o ator: Aplicação com interface gráfica rodando no PC do usuário </text:p>
      <text:p text:style-name="P15"><draw:line text:anchor-type="paragraph" draw:z-index="2" draw:name="Forma 2" draw:style-name="gr1" draw:text-style-name="P28" svg:x1="0.019cm" svg:y1="0.565cm" svg:x2="16.72cm" svg:y2="0.566cm"><text:p/></draw:line></text:p>
      <text:p text:style-name="P20"/>
      <text:p text:style-name="P27"><text:span text:style-name="T3">Caso de uso:</text:span> <text:span text:style-name="T10">Cadastrar </text:span><text:span text:style-name="T12">Peças</text:span><text:span text:style-name="T10"> no Sistema</text:span></text:p>
      <text:p text:style-name="P27"><text:span text:style-name="T3">Ator primário:</text:span> <text:span text:style-name="T12">Todos Usuários</text:span></text:p>
      <text:p text:style-name="P27"><text:span text:style-name="T3">Meta no contexto:</text:span> <text:span text:style-name="T12">Cadastrar peças no sistema</text:span><text:span text:style-name="T10">.</text:span></text:p>
      <text:p text:style-name="P27"><text:span text:style-name="T3">Pré condições</text:span>: <text:span text:style-name="T1">Estar logado com uma conta com permissões de </text:span><text:span text:style-name="T12">cadastrar</text:span><text:span text:style-name="T1">.</text:span></text:p>
      <text:p text:style-name="P27"><text:span text:style-name="T3">Disparador</text:span>: <text:span text:style-name="T1">O </text:span><text:span text:style-name="T12">usuário</text:span><text:span text:style-name="T1"> deseja c</text:span><text:span text:style-name="T12">adastrar um novo registro de peça necessário</text:span><text:span text:style-name="T1">.</text:span></text:p>
      <text:p text:style-name="P25"><text:span text:style-name="T2">Cenário</text:span>:</text:p>
      <text:p text:style-name="P27"><text:tab/>a) <text:span text:style-name="T12">Usuário</text:span><text:span text:style-name="T10"> clica no menu de cadastro</text:span>;</text:p>
      <text:p text:style-name="P27"><text:tab/>b) <text:span text:style-name="T10">Um submenu a esquerda será exibido com as opções de cadastro, incluindo “</text:span><text:span text:style-name="T12">Peças</text:span><text:span text:style-name="T10">”;</text:span></text:p>
      <text:p text:style-name="P27"><text:tab/>c) <text:span text:style-name="T12">Usuário</text:span><text:span text:style-name="T10"> clica no submenu “</text:span><text:span text:style-name="T12">Peças</text:span><text:span text:style-name="T10">”</text:span>;</text:p>
      <text:p text:style-name="P27"><text:tab/>d) <text:span text:style-name="T10">Uma tela com a listagem de </text:span><text:span text:style-name="T12">peças</text:span><text:span text:style-name="T10"> já cadastrad</text:span><text:span text:style-name="T12">a</text:span><text:span text:style-name="T10">s é exibida;</text:span></text:p>
      <text:p text:style-name="P27"><text:tab/>e) <text:span text:style-name="T12">Usuário</text:span><text:span text:style-name="T10"> </text:span><text:span text:style-name="T11">c</text:span><text:span text:style-name="T10">lica no botão Cadastrar novo no canto inferior direito</text:span>;</text:p>
      <text:p text:style-name="P27"><text:tab/><text:span text:style-name="T10">f) Uma tela é exibida com os campos: </text:span><text:span text:style-name="T12">Nome, valor, tipo, descrição</text:span><text:span text:style-name="T10">;</text:span></text:p>
      <text:p text:style-name="P27"><text:tab/><text:span text:style-name="T10">g) </text:span><text:span text:style-name="T12">Usuário</text:span><text:span text:style-name="T10"> preenche os campos, todos obrigatórios;</text:span></text:p>
      <text:p text:style-name="P27"><text:tab/><text:span text:style-name="T10">h) </text:span><text:span text:style-name="T12">Usuário</text:span><text:span text:style-name="T10"> confirma o cadastro clicando no botão Confirmar.</text:span></text:p>
      <text:p text:style-name="P11">Exceções?</text:p>
      <text:p text:style-name="P23"><text:span text:style-name="T5"><text:tab/></text:span><text:span text:style-name="T9">a</text:span><text:span text:style-name="T5">) </text:span><text:span text:style-name="T7">Administrador pode não preencher todos os campos</text:span><text:span text:style-name="T5">.</text:span></text:p>
      <text:p text:style-name="P19"><text:tab/></text:p>
      <text:p text:style-name="P23"><text:span text:style-name="T4">Prioridade:</text:span><text:span text:style-name="T5"> Essencial</text:span></text:p>
      <text:p text:style-name="P23"><text:span text:style-name="T4">Disponibilidade:</text:span><text:span text:style-name="T5"> Primeiro incremento </text:span></text:p>
      <text:p text:style-name="P23"><text:span text:style-name="T4">Frequência de uso:</text:span><text:span text:style-name="T5"> </text:span><text:span text:style-name="T6">Alta</text:span></text:p>
      <text:p text:style-name="P16">Canal com o ator: Aplicação com interface gráfica rodando no PC do usuário </text:p>
      <text:p text:style-name="P16"><draw:line text:anchor-type="paragraph" draw:z-index="3" draw:name="Forma 3" draw:style-name="gr1" draw:text-style-name="P28" svg:x1="0.019cm" svg:y1="0.565cm" svg:x2="16.72cm" svg:y2="0.566cm"><text:p/></draw:line></text:p>
      <text:p text:style-name="P16"/>
      <text:p text:style-name="P27"><text:span text:style-name="T3">Caso de uso:</text:span> <text:span text:style-name="T12">M</text:span>odificar<text:span text:style-name="T10"> </text:span><text:span text:style-name="T12">Peças</text:span><text:span text:style-name="T10"> no Sistema</text:span></text:p>
      <text:p text:style-name="P27"><text:span text:style-name="T3">Ator primário:</text:span> <text:span text:style-name="T12">Todos Usuários</text:span></text:p>
      <text:p text:style-name="P27"><text:span text:style-name="T3">Meta no contexto:</text:span> <text:span text:style-name="T12">Modificar peças no sistema</text:span><text:span text:style-name="T10">.</text:span></text:p>
      <text:p text:style-name="P27"><text:span text:style-name="T3">Pré condições</text:span>: <text:span text:style-name="T1">Estar logado com uma conta com permissões </text:span><text:span text:style-name="T12">de modificar</text:span><text:span text:style-name="T1">.</text:span></text:p>
      <text:p text:style-name="P27"><text:span text:style-name="T3">Disparador</text:span>: <text:span text:style-name="T1">O </text:span><text:span text:style-name="T12">usuário</text:span><text:span text:style-name="T1"> deseja c</text:span><text:span text:style-name="T12">adastrar um novo registro de peça necessário</text:span><text:span text:style-name="T1">.</text:span></text:p>
      <text:p text:style-name="P25"><text:span text:style-name="T2">Cenário</text:span>:</text:p>
      <text:p text:style-name="P27"><text:tab/>a) <text:span text:style-name="T12">Usuário</text:span><text:span text:style-name="T10"> clica no menu de cadastro</text:span>;</text:p>
      <text:p text:style-name="P27"><text:tab/>b) <text:span text:style-name="T10">Um submenu a esquerda será exibido com as opções de cadastro, incluindo “</text:span><text:span text:style-name="T12">Peças</text:span><text:span text:style-name="T10">”;</text:span></text:p>
      <text:p text:style-name="P27"><text:tab/>c) <text:span text:style-name="T12">Usuário</text:span><text:span text:style-name="T10"> clica no submenu “</text:span><text:span text:style-name="T12">Peças</text:span><text:span text:style-name="T10">”</text:span>;</text:p>
      <text:p text:style-name="P27"><text:tab/>d) <text:span text:style-name="T10">Uma tela com a listagem de </text:span><text:span text:style-name="T12">peças</text:span><text:span text:style-name="T10"> já cadastrad</text:span><text:span text:style-name="T12">a</text:span><text:span text:style-name="T10">s é exibida;</text:span></text:p>
      <text:p text:style-name="P27"><text:tab/>e) <text:span text:style-name="T12">Usuário</text:span><text:span text:style-name="T10"> </text:span><text:span text:style-name="T11">c</text:span><text:span text:style-name="T10">lica no botão </text:span><text:span text:style-name="T12">Editar na linha da peça desejada</text:span>;</text:p>
      <text:p text:style-name="P27"><text:tab/><text:span text:style-name="T10">f) Uma tela é exibida com os campos: </text:span><text:span text:style-name="T12">Nome, valor, tipo, descrição</text:span><text:span text:style-name="T10">;</text:span></text:p>
      <text:p text:style-name="P27"><text:soft-page-break/><text:tab/><text:span text:style-name="T10">g) </text:span><text:span text:style-name="T12">Usuário</text:span><text:span text:style-name="T10"> preenche os campos </text:span><text:span text:style-name="T12">que deseja modificar</text:span><text:span text:style-name="T10">;</text:span></text:p>
      <text:p text:style-name="P27"><text:tab/><text:span text:style-name="T10">h) </text:span><text:span text:style-name="T12">Usuário</text:span><text:span text:style-name="T10"> confirma o cadastro clicando no botão Confirmar.</text:span></text:p>
      <text:p text:style-name="P11">Exceções?</text:p>
      <text:p text:style-name="P23"><text:tab/><text:span text:style-name="T5">a) </text:span><text:span text:style-name="T9">Usuário pode apagar campos</text:span><text:span text:style-name="T5">;</text:span></text:p>
      <text:p text:style-name="P23"><text:span text:style-name="T5"><text:tab/>b) </text:span><text:span text:style-name="T9">Usuário</text:span><text:span text:style-name="T7"> pode não preencher todos os campos</text:span><text:span text:style-name="T5">.</text:span></text:p>
      <text:p text:style-name="P19"><text:tab/></text:p>
      <text:p text:style-name="P23"><text:span text:style-name="T4">Prioridade:</text:span><text:span text:style-name="T5"> Essencial</text:span></text:p>
      <text:p text:style-name="P23"><text:span text:style-name="T4">Disponibilidade:</text:span><text:span text:style-name="T5"> Primeiro incremento </text:span></text:p>
      <text:p text:style-name="P23"><text:span text:style-name="T4">Frequência de uso:</text:span><text:span text:style-name="T5"> </text:span><text:span text:style-name="T6">Alta</text:span></text:p>
      <text:p text:style-name="P16">Canal com o ator: Aplicação com interface gráfica rodando no PC do usuário </text:p>
      <text:p text:style-name="P16"><draw:line text:anchor-type="paragraph" draw:z-index="4" draw:name="Forma 4" draw:style-name="gr1" draw:text-style-name="P28" svg:x1="0.019cm" svg:y1="0.565cm" svg:x2="16.72cm" svg:y2="0.566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20:56:21.234000000</meta:creation-date>
    <dc:date>2022-06-30T17:31:15.102000000</dc:date>
    <meta:editing-duration>PT8M23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103" meta:word-count="716" meta:character-count="4574" meta:non-whitespace-character-count="3898"/>
  </office:meta>
</office:document-meta>
</file>